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10">Остаток от деления первого натурального числа на второе натуральное. Если делитель равен нулю, то вывести <text:soft-page-break/>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8">MUL_NN_N</text:p>
            <text:p text:style-name="P8">DIV_NN_Nk</text:p>
            <text:p text:style-name="P8">SUB_NN_N</text:p>
            <text:p text:style-name="P8"><text:soft-page-break/>MUL_Nk_N</text:p>
            <text:p text:style-name="P8">COM_NN_D</text:p>
            <text:p text:style-name="P8">NZER_N_B</text:p>
            <text:p text:style-name="P8">DELZ_N_N</text:p>
            <text:p text:style-name="P8">NEWN_N_N</text:p>
            <text:p text:style-name="P8">DELN_N</text:p>
            <text:p text:style-name="P8">ADD_1N_N</text:p>
            <text:p text:style-name="P8">MUL_ND_N</text:p>
            <text:p text:style-name="P8">ADD_N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10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/>
          </table:table-cell>
          <table:table-cell table:style-name="Таблица1.A13" office:value-type="string">
            <text:p text:style-name="P2"/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10">Копирование натурального числа в новую переменную с новой выделенной памятью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2">DELZ_N_N</text:p>
          </table:table-cell>
          <table:table-cell table:style-name="Таблица1.A13" office:value-type="string">
            <text:p text:style-name="P2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62</meta:editing-cycles>
    <dc:date>2014-10-10T22:33:07</dc:date>
    <meta:editing-duration>P1DT22H10M54S</meta:editing-duration>
    <meta:document-statistic meta:table-count="1" meta:image-count="0" meta:object-count="0" meta:page-count="3" meta:paragraph-count="167" meta:word-count="401" meta:character-count="2742" meta:non-whitespace-character-count="2502"/>
  </office:meta>
</office:document-meta>
</file>